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1pt" fo:language="zxx" fo:country="none" style:font-size-asian="11pt" style:language-asian="zxx" style:country-asian="none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800080" style:font-name="Helvetica" fo:font-size="11pt" fo:language="zxx" fo:country="none" style:font-size-asian="11pt" style:language-asian="zxx" style:country-asian="none" style:font-size-complex="11pt"/>
    </style:style>
    <style:style style:name="P10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11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Helvetica" fo:font-size="11pt" style:text-underline-style="none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%#include </text:span><text:span text:style-name="T6">enTetesDecisionRFM</text:span><text:span text:style-name="T4">#%</text:span></text:p>
      <text:p text:style-name="P2"/>
      <text:h text:style-name="P11" text:outline-level="1">%=DECISION_REFUS3=%</text:h>
      <text:p text:style-name="P7"/>
      <text:p text:style-name="P7"/>
      <text:p text:style-name="P6">%=OBJET=%</text:p>
      <text:p text:style-name="P7"/>
      <text:p text:style-name="P7"/>
      <text:p text:style-name="P7">%=TITRE=%</text:p>
      <text:p text:style-name="P9"/>
      <text:p text:style-name="P7">%=DATE_DEMANDE=%</text:p>
      <text:p text:style-name="P8"/>
      <text:p text:style-name="P3">%=DATE_RAPPELS=%</text:p>
      <text:p text:style-name="P3"/>
      <text:p text:style-name="P4">%=RESULTAT=%</text:p>
      <text:p text:style-name="P4"/>
      <text:p text:style-name="P7">%=SALUTATIONS=%</text:p>
      <text:p text:style-name="P7"/>
      <text:p text:style-name="P7"/>
      <text:p text:style-name="P10"><text:span text:style-name="T1"><text:tab/></text:span><text:span text:style-name="T2">%#</text:span><text:span text:style-name="T3">include <text:s/>signatureRFM</text:span><text:span text:style-name="T2">#%</text:span></text:p>
      <text:p text:style-name="P7"/>
      <text:p text:style-name="P7"/>
      <text:p text:style-name="P5"><text:span text:style-name="T5">%=OPPOSITION=%</text:span>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30:00</meta:creation-date>
    <dc:date>2015-11-23T13:17:36.98</dc:date>
    <meta:print-date>2009-06-15T13:18:00</meta:print-date>
    <meta:editing-cycles>13</meta:editing-cycles>
    <meta:editing-duration>PT23H6M37S</meta:editing-duration>
    <meta:document-statistic meta:table-count="0" meta:image-count="0" meta:object-count="0" meta:page-count="1" meta:paragraph-count="10" meta:word-count="12" meta:character-count="177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1233786536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